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.19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BsMC16</text:p>
          </table:table-cell>
          <table:table-cell table:style-name="ce2" office:value-type="string" calcext:value-type="string">
            <text:p>BsMC17</text:p>
          </table:table-cell>
          <table:table-cell table:style-name="ce2"/>
          <table:table-cell table:style-name="ce2" office:value-type="string" calcext:value-type="string">
            <text:p>BpMC16</text:p>
          </table:table-cell>
          <table:table-cell table:style-name="ce2" office:value-type="string" calcext:value-type="string">
            <text:p>BpMC17</text:p>
          </table:table-cell>
          <table:table-cell table:style-name="ce2"/>
          <table:table-cell table:style-name="ce2" office:value-type="string" calcext:value-type="string">
            <text:p>BpData16</text:p>
          </table:table-cell>
          <table:table-cell table:style-name="ce2" office:value-type="string" calcext:value-type="string">
            <text:p>BpData17</text:p>
          </table:table-cell>
          <table:table-cell/>
        </table:table-row>
        <table:table-row table:style-name="ro1">
          <table:table-cell table:style-name="ce2" office:value-type="string" calcext:value-type="string">
            <text:p>Efficiency</text:p>
          </table:table-cell>
          <table:table-cell table:style-name="ce3" office:value-type="percentage" office:value="0.0634286" calcext:value-type="percentage">
            <text:p>6.34%</text:p>
          </table:table-cell>
          <table:table-cell table:style-name="ce3" office:value-type="percentage" office:value="0.0596656" calcext:value-type="percentage">
            <text:p>5.97%</text:p>
          </table:table-cell>
          <table:table-cell/>
          <table:table-cell table:style-name="ce3" office:value-type="percentage" office:value="0.0619465" calcext:value-type="percentage">
            <text:p>6.19%</text:p>
          </table:table-cell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066106" calcext:value-type="percentage">
            <text:p>6.61%</text:p>
          </table:table-cell>
          <table:table-cell table:style-name="ce3" office:value-type="percentage" office:value="0.0867247" calcext:value-type="percentage">
            <text:p>8.67%</text:p>
          </table:table-cell>
          <table:table-cell/>
        </table:table-row>
        <table:table-row table:style-name="ro1">
          <table:table-cell table:style-name="ce2" office:value-type="string" calcext:value-type="string">
            <text:p>Mistag</text:p>
          </table:table-cell>
          <table:table-cell table:style-name="ce3" office:value-type="percentage" office:value="0.284888" calcext:value-type="percentage">
            <text:p>28.49%</text:p>
          </table:table-cell>
          <table:table-cell table:style-name="ce3" office:value-type="percentage" office:value="0.289258" calcext:value-type="percentage">
            <text:p>28.93%</text:p>
          </table:table-cell>
          <table:table-cell/>
          <table:table-cell table:style-name="ce3" office:value-type="percentage" office:value="0.314951" calcext:value-type="percentage">
            <text:p>31.50%</text:p>
          </table:table-cell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27691" calcext:value-type="percentage">
            <text:p>27.69%</text:p>
          </table:table-cell>
          <table:table-cell table:style-name="ce3" office:value-type="percentage" office:value="0.295075" calcext:value-type="percentage">
            <text:p>29.51%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4" office:value-type="percentage" office:value="0.0117401" calcext:value-type="percentage">
            <text:p>1.17%</text:p>
          </table:table-cell>
          <table:table-cell table:style-name="ce4" office:value-type="percentage" office:value="0.0105995" calcext:value-type="percentage">
            <text:p>1.06%</text:p>
          </table:table-cell>
          <table:table-cell table:style-name="ce2"/>
          <table:table-cell table:style-name="ce4" office:value-type="percentage" office:value="0.00848494" calcext:value-type="percentage">
            <text:p>0.85%</text:p>
          </table:table-cell>
          <table:table-cell office:value-type="string" calcext:value-type="string">
            <text:p>no data</text:p>
          </table:table-cell>
          <table:table-cell/>
          <table:table-cell table:style-name="ce4" office:value-type="percentage" office:value="0.0131602" calcext:value-type="percentage">
            <text:p>1.32%</text:p>
          </table:table-cell>
          <table:table-cell table:style-name="ce4" office:value-type="percentage" office:value="0.0145678" calcext:value-type="percentage">
            <text:p>1.46%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2" office:value-type="string" calcext:value-type="string">
            <text:p>BpData16</text:p>
          </table:table-cell>
          <table:table-cell table:style-name="ce2" office:value-type="string" calcext:value-type="string">
            <text:p>BpData17</text:p>
          </table:table-cell>
          <table:table-cell/>
        </table:table-row>
        <table:table-row table:style-name="ro1">
          <table:table-cell table:number-columns-repeated="7"/>
          <table:table-cell table:number-columns-repeated="2" table:style-name="ce2" office:value-type="string" calcext:value-type="string">
            <text:p>noJpsiMuon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percentage" office:value="0.0402576" calcext:value-type="percentage">
            <text:p>4.03%</text:p>
          </table:table-cell>
          <table:table-cell table:style-name="ce3" office:value-type="percentage" office:value="0.0358279" calcext:value-type="percentage">
            <text:p>3.58%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percentage" office:value="0.318463" calcext:value-type="percentage">
            <text:p>31.85%</text:p>
          </table:table-cell>
          <table:table-cell table:style-name="ce3" office:value-type="percentage" office:value="0.320082" calcext:value-type="percentage">
            <text:p>32.01%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percentage" office:value="0.0053069" calcext:value-type="percentage">
            <text:p>0.53%</text:p>
          </table:table-cell>
          <table:table-cell table:style-name="ce4" office:value-type="percentage" office:value="0.00463908" calcext:value-type="percentage">
            <text:p>0.46%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sts" table:style-name="ta1">
        <table:shapes>
          <draw:frame draw:z-index="0" draw:style-name="gr1" draw:text-style-name="P1" svg:width="302.2pt" svg:height="151.68pt" svg:x="144.88pt" svg:y="1.93pt">
            <loext:p draw:notify-on-update-of-ranges="Tests.A1:Tests.A9 Tests.B1:Tests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"/>
        <table:table-column table:style-name="co5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percentage" office:value="0.0131602" calcext:value-type="percentage">
            <text:p>1.32%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percentage" office:value="0.0136445" calcext:value-type="percentage">
            <text:p>1.36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percentage" office:value="0.0142966" calcext:value-type="percentage">
            <text:p>1.43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percentage" office:value="0.0144074" calcext:value-type="percentage">
            <text:p>1.44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percentage" office:value="0.0143766" calcext:value-type="percentage">
            <text:p>1.44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percentage" office:value="0.013874" calcext:value-type="percentage">
            <text:p>1.39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percentage" office:value="0.0138636" calcext:value-type="percentage">
            <text:p>1.39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percentage" office:value="0.0135175" calcext:value-type="percentage">
            <text:p>1.35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percentage" office:value="0.0110455" calcext:value-type="percentage">
            <text:p>1.10%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6:31:35.04020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8-09-20T09:57:59.887913040</dc:date>
    <meta:editing-duration>PT1H4M6S</meta:editing-duration>
    <meta:editing-cycles>5</meta:editing-cycles>
    <meta:generator>LibreOffice/5.1.6.2$Linux_X86_64 LibreOffice_project/10m0$Build-2</meta:generator>
    <meta:document-statistic meta:table-count="2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005" chart:maximum="0.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2cm" svg:height="5.352cm" xlink:href=".." xlink:type="simple" chart:class="chart:scatter" chart:style-name="ch1">
        <chart:plot-area chart:style-name="ch2" table:cell-range-address="Tests.A1:Tests.B9" svg:x="0.213cm" svg:y="0.107cm" svg:width="10.236cm" svg:height="5.138cm">
          <chartooo:coordinate-region svg:x="1.443cm" svg:y="0.307cm" svg:width="8.766cm" svg:height="4.2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sts.B1:Tests.B9" chart:class="chart:scatter">
            <chart:domain table:cell-range-address="Tests.A1:Tests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s.A1:Tests.A9</svg:desc>
                </draw:g>
              </table:table-cell>
              <table:table-cell office:value-type="float" office:value="0.0131602">
                <text:p>0.0131602</text:p>
                <draw:g>
                  <svg:desc>Tests.B1:Tests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136445">
                <text:p>0.0136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142966">
                <text:p>0.0142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0144074">
                <text:p>0.014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143766">
                <text:p>0.0143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3874">
                <text:p>0.0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138636">
                <text:p>0.013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0135175">
                <text:p>0.0135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10455">
                <text:p>0.0110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